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for rnad generator</text:p>
      <text:p text:style-name="Standard"/>
      <text:p text:style-name="Standard">GLOBAL rnad</text:p>
      <text:p text:style-name="Standard">Algo baseConvert()</text:p>
      <text:p text:style-name="Standard">{<text:tab/>//INPUT</text:p>
      <text:p text:style-name="Standard"><text:tab/><text:tab/>NUM, BASE</text:p>
      <text:p text:style-name="Standard"><text:tab/></text:p>
      <text:p text:style-name="Standard"><text:tab/>LOOP TILL (m&gt;0)</text:p>
      <text:p text:style-name="Standard"><text:tab/><text:tab/>rem=m%base;</text:p>
      <text:p text:style-name="Standard"><text:tab/><text:tab/>n=n*10+rem;</text:p>
      <text:p text:style-name="Standard"><text:tab/><text:tab/>m=m/base;</text:p>
      <text:p text:style-name="Standard"><text:tab/>END LOOP</text:p>
      <text:p text:style-name="Standard"><text:tab/>m=0;</text:p>
      <text:p text:style-name="Standard"><text:tab/></text:p>
      <text:p text:style-name="Standard"><text:tab/>LOOP TILL (n&gt;0)</text:p>
      <text:p text:style-name="Standard"><text:tab/><text:tab/>rem=n%10;</text:p>
      <text:p text:style-name="Standard"><text:tab/><text:tab/>m=m*10+rem;</text:p>
      <text:p text:style-name="Standard"><text:tab/><text:tab/>n=n/10;</text:p>
      <text:p text:style-name="Standard"><text:tab/>END LOOP</text:p>
      <text:p text:style-name="Standard"><text:s text:c="12"/>RETURN m</text:p>
      <text:p text:style-name="Standard">}</text:p>
      <text:p text:style-name="Standard"/>
      <text:p text:style-name="Standard"/>
      <text:p text:style-name="Standard">Algo rnadGenerator()</text:p>
      <text:p text:style-name="Standard">{</text:p>
      <text:p text:style-name="Standard"><text:s text:c="9"/>GENERATE RANDOM NUMBERS FOR r1,r2,r3,r4</text:p>
      <text:p text:style-name="Standard"><text:s text:c="9"/>GET SYSTEM TIME IN t</text:p>
      <text:p text:style-name="Standard"><text:s text:c="9"/>FORMAT TIME AND STORE IN arr1,arr2</text:p>
      <text:p text:style-name="Standard"><text:s text:c="9"/>CONVERT arr1,arr2 TO NUMBERS AND STORE IN num1,num2</text:p>
      <text:p text:style-name="Standard"><text:s text:c="9"/>ADD r1,r2,r3,r4 TO num1,num2</text:p>
      <text:p text:style-name="Standard"><text:s text:c="9"/>CALL baseConvert FOR num1,num2</text:p>
      <text:p text:style-name="Standard"><text:s text:c="9"/>CONVERT num1,num2 BACK TO STRING AND STORE IN str1,str2</text:p>
      <text:p text:style-name="Standard"><text:s text:c="9"/>CONCAT str1,str2 AND STORE IN rnad</text:p>
      <text:p text:style-name="Standard"><text:s text:c="9"/><text:tab/>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7T14:31:30</meta:creation-date>
    <dc:date>2009-03-27T14:59:40</dc:date>
    <meta:editing-duration>PT00H02M49S</meta:editing-duration>
    <meta:editing-cycles>1</meta:editing-cycles>
    <meta:generator>OpenOffice.org/3.0$Linux OpenOffice.org_project/300m21$Build-9319</meta:generator>
    <meta:document-statistic meta:table-count="0" meta:image-count="0" meta:object-count="0" meta:page-count="1" meta:paragraph-count="32" meta:word-count="83" meta:character-count="620"/>
    <meta:user-defined meta:name="Info 1"/>
    <meta:user-defined meta:name="Info 2"/>
    <meta:user-defined meta:name="Info 3"/>
    <meta:user-defined meta:name="Info 4"/>
  </office:meta>
</office:document-meta>
</file>